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2.75pt" fo:letter-spacing="normal" fo:font-style="normal" fo:font-weight="bold"/>
    </style:style>
    <style:style style:name="P2" style:family="paragraph" style:parent-style-name="Preformatted_20_Text">
      <style:text-properties fo:font-variant="normal" fo:text-transform="none" fo:color="#000000" style:font-name="Courier New" fo:font-size="12.75pt" fo:letter-spacing="normal" fo:font-style="normal" fo:font-weight="bold" officeooo:paragraph-rsid="000d9fe2"/>
    </style:style>
    <style:style style:name="P3" style:family="paragraph" style:parent-style-name="Preformatted_20_Text">
      <style:text-properties fo:font-variant="normal" fo:text-transform="none" fo:color="#000000" style:font-name="Courier New" fo:font-size="12.75pt" fo:letter-spacing="normal" fo:font-style="normal" fo:font-weight="bold" officeooo:rsid="0006b585" officeooo:paragraph-rsid="000d9fe2" style:font-size-asian="16pt" style:font-size-complex="16pt"/>
    </style:style>
    <style:style style:name="P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Courier New" fo:font-size="12.75pt" fo:letter-spacing="normal" fo:font-style="normal" fo:font-weight="bold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Courier New" fo:font-size="12.75pt" fo:letter-spacing="normal" fo:font-style="normal" fo:font-weight="bold" officeooo:rsid="000f7c98" officeooo:paragraph-rsid="000f7c98"/>
    </style:style>
    <style:style style:name="P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Courier New" fo:font-size="12.75pt" fo:letter-spacing="normal" fo:font-style="normal" fo:font-weight="bold" officeooo:rsid="0011252f" officeooo:paragraph-rsid="0011252f"/>
    </style:style>
    <style:style style:name="P7" style:family="paragraph" style:parent-style-name="Standard">
      <style:text-properties fo:color="#ba131a" fo:font-size="16pt" officeooo:rsid="0006b585" officeooo:paragraph-rsid="0006b585" style:font-size-asian="16pt" style:font-size-complex="16pt"/>
    </style:style>
    <style:style style:name="P8" style:family="paragraph" style:parent-style-name="Standard">
      <style:text-properties fo:color="#000000" fo:font-size="16pt" officeooo:rsid="0006b585" officeooo:paragraph-rsid="0006b585" style:font-size-asian="16pt" style:font-size-complex="16pt"/>
    </style:style>
    <style:style style:name="P9" style:family="paragraph" style:parent-style-name="Standard">
      <style:text-properties fo:color="#000000" fo:font-size="24pt" fo:font-weight="bold" officeooo:rsid="0006b585" officeooo:paragraph-rsid="0006b585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ce181e" fo:font-size="15pt" officeooo:rsid="00088760" officeooo:paragraph-rsid="00115073" style:font-size-asian="15pt" style:font-size-complex="15pt"/>
    </style:style>
    <style:style style:name="T1" style:family="text">
      <style:text-properties officeooo:rsid="000bca8f"/>
    </style:style>
    <style:style style:name="T2" style:family="text">
      <style:text-properties officeooo:rsid="0008e64a"/>
    </style:style>
    <style:style style:name="T3" style:family="text">
      <style:text-properties officeooo:rsid="0014e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1.Arithmetic:</text:span> YACC Program to evaluate the arithmetic expression and check validation and print the result.</text:p>
      <text:p text:style-name="P7"><text:span text:style-name="T3">one</text:span>: <text:span text:style-name="T1">Write a yacc program for the following regular expression and output.</text:span></text:p>
      <text:p text:style-name="P7"/>
      <text:p text:style-name="P8">Regular expression:</text:p>
      <text:p text:style-name="P8">E→E+variable</text:p>
      <text:p text:style-name="P8">variable→E</text:p>
      <text:p text:style-name="P8">E→ID</text:p>
      <text:p text:style-name="P8"><text:s text:c="5"/>| variable</text:p>
      <text:p text:style-name="P8"><text:s text:c="5"/>| E+E</text:p>
      <text:p text:style-name="P8"><text:s text:c="5"/>| E-E</text:p>
      <text:p text:style-name="P8"><text:s text:c="5"/>|E*E</text:p>
      <text:p text:style-name="P8"><text:s text:c="5"/>|E/E</text:p>
      <text:p text:style-name="P8"><text:s text:c="5"/>|(E)</text:p>
      <text:p text:style-name="P8"><text:s text:c="5"/>|-E</text:p>
      <text:p text:style-name="P8"/>
      <text:p text:style-name="P9">Output:</text:p>
      <text:p text:style-name="P3">3 * (4 + 5)</text:p>
      <text:p text:style-name="P2">27</text:p>
      <text:p text:style-name="P1">x = 3 * (4 + 5)</text:p>
      <text:p text:style-name="P1">y = 5</text:p>
      <text:p text:style-name="P1">x</text:p>
      <text:p text:style-name="P1">27</text:p>
      <text:p text:style-name="P1">y</text:p>
      <text:p text:style-name="P1">5</text:p>
      <text:p text:style-name="P1">x + 2*y</text:p>
      <text:p text:style-name="P4">37</text:p>
      <text:p text:style-name="P5">a=2</text:p>
      <text:p text:style-name="P5">b=3</text:p>
      <text:p text:style-name="P5">c=a+b</text:p>
      <text:p text:style-name="P5">c</text:p>
      <text:p text:style-name="P5">5</text:p>
      <text:p text:style-name="P6">Github link:</text:p>
      <text:p text:style-name="P8"><text:a xlink:type="simple" xlink:href="https://github.com/MamunOrRashid/LexYacc" text:style-name="Internet_20_link" text:visited-style-name="Visited_20_Internet_20_Link">https://github.com/MamunOrRashid/LexYacc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23:01.850537816</meta:creation-date>
    <meta:generator>LibreOffice/6.0.7.3$Linux_X86_64 LibreOffice_project/00m0$Build-3</meta:generator>
    <dc:date>2019-07-01T20:55:37.104424210</dc:date>
    <meta:editing-duration>PT2H32M15S</meta:editing-duration>
    <meta:editing-cycles>10</meta:editing-cycles>
    <meta:document-statistic meta:table-count="0" meta:image-count="0" meta:object-count="0" meta:page-count="1" meta:paragraph-count="31" meta:word-count="75" meta:character-count="415" meta:non-whitespace-character-count="336"/>
  </office:meta>
</office:document-meta>
</file>